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8b3" officeooo:paragraph-rsid="001888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fsdfjsdlkvjsdlv.jdsl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22:09:32.932509015</meta:creation-date>
    <dc:date>2021-10-01T22:09:57.123075175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22" meta:non-whitespace-character-count="22"/>
    <meta:generator>LibreOffice/6.4.7.2$Linux_X86_64 LibreOffice_project/40$Build-2</meta:generator>
  </office:meta>
</office:document-meta>
</file>